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train copy.ipynbでのmodelの出力</text:p>
      <text:p text:style-name="Standard"/>
      <text:p text:style-name="Standard">original x</text:p>
      <text:p text:style-name="Standard">tensor([[ 0.0000, <text:s/>0.0000],</text:p>
      <text:p text:style-name="Standard"><text:s text:c="8"/>[ 0.4151, -0.5202],</text:p>
      <text:p text:style-name="Standard"><text:s text:c="8"/>[-0.2533, -0.4673],</text:p>
      <text:p text:style-name="Standard"><text:s text:c="8"/>[-0.3939, <text:s/>0.2871],</text:p>
      <text:p text:style-name="Standard"><text:s text:c="8"/>[ 0.4953, <text:s/>0.2934],</text:p>
      <text:p text:style-name="Standard"><text:s text:c="8"/>[ 0.0891, <text:s/>0.4798]], device='cuda:0')</text:p>
      <text:p text:style-name="Standard">linear changed x</text:p>
      <text:p text:style-name="Standard">tensor([[ 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, <text:s/>0.0000e+00,</text:p>
      <text:p text:style-name="Standard"><text:s text:c="10"/>0.0000e+00, <text:s/>0.0000e+00, <text:s/>0.0000e+00, <text:s/>0.0000e+00],</text:p>
      <text:p text:style-name="Standard"><text:s text:c="8"/>[-2.9436e-01, -8.2877e-01, <text:s/>2.9710e-01, -1.3579e-01, -2.7627e-01,</text:p>
      <text:p text:style-name="Standard"><text:s text:c="10"/>1.7371e-01, <text:s/>5.5836e-02, -2.1340e-02, <text:s/>1.6378e-01, <text:s/>4.3998e-01,</text:p>
      <text:p text:style-name="Standard"><text:s text:c="10"/>2.8754e-01, -1.6186e+00, -5.8398e-01, -4.2491e-01, <text:s/>5.2401e-02,</text:p>
      <text:p text:style-name="Standard"><text:s text:c="9"/>-1.6802e+00, <text:s/>4.6698e-01, -1.6928e+00, <text:s/>9.6165e-01, -3.4122e-01,</text:p>
      <text:p text:style-name="Standard"><text:s text:c="9"/>-7.2060e-01, <text:s/>7.0439e-01, -5.0930e-01, <text:s/>7.5619e-01, -2.1300e-01,</text:p>
      <text:p text:style-name="Standard"><text:s text:c="9"/>-2.7153e-02, <text:s/>1.2149e-01, -5.5828e-01, -4.5590e-01, -3.9372e-01,</text:p>
      <text:p text:style-name="Standard"><text:s text:c="9"/>-2.0711e-01, -2.7048e+00, <text:s/>8.1458e-01, <text:s/>1.0089e-01, -1.1397e-01,</text:p>
      <text:p text:style-name="Standard"><text:s text:c="9"/>-6.8660e-01, <text:s/>8.0740e-01, <text:s/>3.2272e-01, <text:s/>5.8515e-01, -2.7673e-01,</text:p>
      <text:p text:style-name="Standard"><text:s text:c="10"/>2.2285e-01, <text:s/>6.1999e-01, <text:s/>1.0755e+00, -6.9718e-01, -4.4638e-02,</text:p>
      <text:p text:style-name="Standard"><text:s text:c="9"/>-1.5935e+00, -9.7300e-01, -6.3516e-01, -3.8251e-01, -5.5000e-01,</text:p>
      <text:p text:style-name="Standard"><text:s text:c="10"/>2.3782e-01, <text:s/>2.9206e-03, <text:s/>5.7022e-01, -2.1754e-01, <text:s/>9.8778e-01,</text:p>
      <text:p text:style-name="Standard"><text:s text:c="10"/>4.8842e-01, -2.8463e-01, -2.7246e-01, <text:s/>1.6396e+00, -2.4200e-01,</text:p>
      <text:p text:style-name="Standard"><text:s text:c="10"/>1.2823e-01, -1.2180e+00, -5.0917e-01, <text:s/>1.0453e+00],</text:p>
      <text:p text:style-name="Standard"><text:s text:c="8"/>[ 1.8643e-01, -3.4943e-01, <text:s/>5.7377e-01, -5.4270e-01, -4.8535e-01,</text:p>
      <text:p text:style-name="Standard"><text:s text:c="10"/>1.3307e-01, <text:s/>5.8764e-01, -5.1445e-01, <text:s/>3.1303e-01, <text:s/>1.9588e-01,</text:p>
      <text:p text:style-name="Standard"><text:s text:c="9"/>-4.5354e-02, -5.0427e-01, -9.0019e-01, <text:s/>2.5531e-01, -6.4141e-01,</text:p>
      <text:p text:style-name="Standard"><text:s text:c="9"/>-2.0621e-01, <text:s/>3.3952e-01, -1.3239e+00, <text:s/>1.5263e+00, -2.6493e-01,</text:p>
      <text:p text:style-name="Standard"><text:s text:c="9"/>-2.1431e-01, <text:s/>4.8889e-01, <text:s/>3.4702e-01, <text:s/>9.5833e-01, <text:s/>5.4784e-01,</text:p>
      <text:p text:style-name="Standard"><text:s text:c="9"/>-1.0889e+00, <text:s/>5.4452e-01, -1.1993e+00, <text:s/>2.2869e-01, <text:s/>6.8873e-01,</text:p>
      <text:p text:style-name="Standard"><text:s text:c="9"/>-1.1633e-01, -1.1893e+00, <text:s/>4.1708e-01, <text:s/>3.9679e-02, <text:s/>1.0593e+00,</text:p>
      <text:p text:style-name="Standard"><text:s text:c="9"/>-5.9474e-01, <text:s/>1.4764e+00, <text:s/>1.5364e-01, <text:s/>1.1920e-01, <text:s/>9.5883e-02,</text:p>
      <text:p text:style-name="Standard"><text:s text:c="9"/>-8.6795e-01, <text:s/>8.7218e-02, <text:s/>1.2500e+00, -2.6342e-02, <text:s/>5.5504e-02,</text:p>
      <text:p text:style-name="Standard"><text:s text:c="9"/>-1.1439e+00, -2.2008e-01, <text:s/>1.6604e-01, <text:s/>6.7178e-02, <text:s/>7.8089e-02,</text:p>
      <text:p text:style-name="Standard"><text:s text:c="9"/>-6.3193e-01, <text:s/>2.4720e-01, -2.1156e-01, -1.1916e-01, <text:s/>3.2905e-01,</text:p>
      <text:p text:style-name="Standard"><text:soft-page-break/><text:s text:c="10"/>6.8882e-01, <text:s/>3.3948e-01, -5.0989e-01, <text:s/>1.7583e-01, -5.2273e-01,</text:p>
      <text:p text:style-name="Standard"><text:s text:c="9"/>-5.3597e-01, -3.5948e-01, -9.9103e-01, <text:s/>5.7974e-01],</text:p>
      <text:p text:style-name="Standard"><text:s text:c="8"/>[ 2.8128e-01, <text:s/>5.6168e-01, -8.3238e-02, -3.5817e-02, <text:s/>9.0095e-02,</text:p>
      <text:p text:style-name="Standard"><text:s text:c="9"/>-1.0197e-01, <text:s/>1.1072e-01, -1.1865e-01, -4.6746e-02, -2.9545e-01,</text:p>
      <text:p text:style-name="Standard"><text:s text:c="9"/>-2.3875e-01, <text:s/>1.1439e+00, <text:s/>2.2355e-01, <text:s/>4.0239e-01, -2.1025e-01,</text:p>
      <text:p text:style-name="Standard"><text:s text:c="10"/>1.2710e+00, -2.7892e-01, <text:s/>9.8655e-01, -3.5654e-01, <text:s/>1.9937e-01,</text:p>
      <text:p text:style-name="Standard"><text:s text:c="10"/>5.1194e-01, -4.2685e-01, <text:s/>4.9311e-01, -3.4407e-01, <text:s/>3.1228e-01,</text:p>
      <text:p text:style-name="Standard"><text:s text:c="9"/>-2.6536e-01, <text:s/>4.7576e-02, <text:s/>1.2450e-01, <text:s/>4.1982e-01, <text:s/>4.9193e-01,</text:p>
      <text:p text:style-name="Standard"><text:s text:c="10"/>1.3273e-01, <text:s/>1.8202e+00, -5.3267e-01, -6.9129e-02, <text:s/>3.6888e-01,</text:p>
      <text:p text:style-name="Standard"><text:s text:c="10"/>3.8494e-01, -2.4803e-01, -2.1409e-01, -4.3015e-01, <text:s/>2.4353e-01,</text:p>
      <text:p text:style-name="Standard"><text:s text:c="9"/>-4.0436e-01, -4.6606e-01, -5.1913e-01, <text:s/>5.4297e-01, <text:s/>4.9827e-02,</text:p>
      <text:p text:style-name="Standard"><text:s text:c="10"/>9.5565e-01, <text:s/>7.0951e-01, <text:s/>5.4472e-01, <text:s/>3.1940e-01, <text:s/>4.5439e-01,</text:p>
      <text:p text:style-name="Standard"><text:s text:c="9"/>-3.5401e-01, <text:s/>6.2799e-02, -5.0548e-01, <text:s/>1.4020e-01, -6.9246e-01,</text:p>
      <text:p text:style-name="Standard"><text:s text:c="9"/>-2.0384e-01, <text:s/>3.1391e-01, <text:s/>8.0621e-02, -1.2469e+00, <text:s/>5.3218e-02,</text:p>
      <text:p text:style-name="Standard"><text:s text:c="9"/>-2.4229e-01, <text:s/>8.6601e-01, <text:s/>1.4062e-01, -6.7179e-01],</text:p>
      <text:p text:style-name="Standard"><text:s text:c="8"/>[-3.5934e-01, <text:s/>7.0771e-03, -5.2515e-01, <text:s/>5.6681e-01, <text:s/>4.3217e-01,</text:p>
      <text:p text:style-name="Standard"><text:s text:c="9"/>-7.1196e-02, -6.5778e-01, <text:s/>5.8915e-01, -2.8568e-01, -1.5843e-02,</text:p>
      <text:p text:style-name="Standard"><text:s text:c="10"/>1.9166e-01, -1.9378e-01, <text:s/>7.6701e-01, -5.0262e-01, <text:s/>7.7268e-01,</text:p>
      <text:p text:style-name="Standard"><text:s text:c="9"/>-5.7083e-01, -1.7019e-01, <text:s/>7.2551e-01, -1.3143e+00, <text:s/>1.4398e-01,</text:p>
      <text:p text:style-name="Standard"><text:s text:c="9"/>-9.8143e-02, -2.2962e-01, -6.5021e-01, -7.5162e-01, -7.4118e-01,</text:p>
      <text:p text:style-name="Standard"><text:s text:c="10"/>1.2557e+00, -5.7584e-01, <text:s/>1.1280e+00, -4.8655e-01, -9.9259e-01,</text:p>
      <text:p text:style-name="Standard"><text:s text:c="10"/>3.5566e-02, <text:s/>8.0047e-02, -9.2757e-02, <text:s/>2.4685e-03, -1.2894e+00,</text:p>
      <text:p text:style-name="Standard"><text:s text:c="10"/>3.6155e-01, -1.3306e+00, -2.3233e-02, <text:s/>1.4359e-01, -2.4532e-01,</text:p>
      <text:p text:style-name="Standard"><text:s text:c="10"/>1.1189e+00, <text:s/>1.9767e-01, -9.3735e-01, -3.0586e-01, -8.6223e-02,</text:p>
      <text:p text:style-name="Standard"><text:s text:c="10"/>5.6368e-01, -2.1327e-01, -5.0010e-01, -2.6293e-01, -3.5650e-01,</text:p>
      <text:p text:style-name="Standard"><text:s text:c="10"/>8.5115e-01, -2.8664e-01, <text:s/>5.2179e-01, <text:s/>3.3835e-02, <text:s/>9.3427e-02,</text:p>
      <text:p text:style-name="Standard"><text:s text:c="9"/>-5.6685e-01, -5.3298e-01, <text:s/>4.6261e-01, <text:s/>5.8662e-01, <text:s/>4.9227e-01,</text:p>
      <text:p text:style-name="Standard"><text:s text:c="10"/>6.8643e-01, -1.6908e-01, <text:s/>9.0897e-01, -1.7093e-01],</text:p>
      <text:p text:style-name="Standard"><text:s text:c="8"/>[-6.8337e-02, <text:s/>4.6662e-01, -5.0533e-01, <text:s/>4.4235e-01, <text:s/>4.3358e-01,</text:p>
      <text:p text:style-name="Standard"><text:s text:c="9"/>-1.4289e-01, -4.5662e-01, <text:s/>3.9300e-01, -2.7611e-01, -2.5553e-01,</text:p>
      <text:p text:style-name="Standard"><text:s text:c="9"/>-3.6328e-02, <text:s/>7.7701e-01, <text:s/>8.2172e-01, -8.8244e-02, <text:s/>4.7061e-01,</text:p>
      <text:p text:style-name="Standard"><text:s text:c="10"/>5.6746e-01, -3.7043e-01, <text:s/>1.4130e+00, -1.3863e+00, <text:s/>2.8336e-01,</text:p>
      <text:p text:style-name="Standard"><text:s text:c="10"/>3.3824e-01, -5.4123e-01, -1.3667e-01, -9.0777e-01, -3.6070e-01,</text:p>
      <text:p text:style-name="Standard"><text:s text:c="10"/>8.2744e-01, -4.4023e-01, <text:s/>1.0409e+00, -6.0572e-02, -4.2257e-01,</text:p>
      <text:p text:style-name="Standard"><text:s text:c="10"/>1.3847e-01, <text:s/>1.5597e+00, -5.1413e-01, -5.4649e-02, -7.7052e-01,</text:p>
      <text:p text:style-name="Standard"><text:s text:c="10"/>6.1665e-01, -1.3108e+00, -1.9494e-01, -2.3334e-01, -4.4091e-03,</text:p>
      <text:p text:style-name="Standard"><text:s text:c="10"/>5.9957e-01, -2.1778e-01, -1.2059e+00, <text:s/>1.9082e-01, -3.0889e-02,</text:p>
      <text:p text:style-name="Standard"><text:s text:c="10"/>1.2530e+00, <text:s/>4.0449e-01, <text:s/>3.0604e-02, <text:s/>4.3165e-02, <text:s/>7.6016e-02,</text:p>
      <text:p text:style-name="Standard"><text:s text:c="10"/>4.1800e-01, -1.8705e-01, <text:s/>1.9631e-02, <text:s/>1.4316e-01, -4.9025e-01,</text:p>
      <text:p text:style-name="Standard"><text:s text:c="9"/>-6.3896e-01, -1.8609e-01, <text:s/>4.5114e-01, -5.3460e-01, <text:s/>4.5335e-01,</text:p>
      <text:p text:style-name="Standard"><text:s text:c="10"/>3.7254e-01, <text:s/>5.6963e-01, <text:s/>8.7184e-01, -6.9330e-01]], device='cuda:0',</text:p>
      <text:p text:style-name="Standard"><text:s text:c="7"/>grad_fn=&lt;AddmmBackward0&gt;)</text:p>
      <text:p text:style-name="Standard">graph normalized x</text:p>
      <text:p text:style-name="Standard">tensor([[ 1.8252e-01, <text:s/>5.0392e-02, <text:s/>1.0194e-01, -1.3320e-01, -9.5556e-02,</text:p>
      <text:p text:style-name="Standard"><text:s text:c="10"/>1.3099e-02, <text:s/>1.4852e-01, -1.5317e-01, <text:s/>1.0127e-01, -4.5470e-02,</text:p>
      <text:p text:style-name="Standard"><text:s text:c="9"/>-1.5466e-01, <text:s/>7.3759e-02, -8.5631e-02, <text:s/>1.8177e-01, -1.6252e-01,</text:p>
      <text:p text:style-name="Standard"><text:s text:c="10"/>1.1225e-01, <text:s/>7.0050e-03, -1.5529e-02, <text:s/>8.7966e-02, -1.4673e-02,</text:p>
      <text:p text:style-name="Standard"><text:s text:c="10"/>7.6764e-02, <text:s/>1.6068e-03, <text:s/>1.8347e-01, <text:s/>6.8291e-02, <text:s/>1.7798e-01,</text:p>
      <text:p text:style-name="Standard"><text:soft-page-break/><text:s text:c="9"/>-1.5454e-01, <text:s/>1.3606e-01, -1.0837e-01, <text:s/>1.7871e-01, <text:s/>1.8275e-01,</text:p>
      <text:p text:style-name="Standard"><text:s text:c="10"/>2.2147e-02, <text:s/>4.6617e-02, -3.1861e-02, -5.6275e-02, <text:s/>1.6425e-01,</text:p>
      <text:p text:style-name="Standard"><text:s text:c="9"/>-2.7421e-02, <text:s/>9.8342e-02, -3.9108e-02, -9.6322e-02, <text:s/>1.7096e-01,</text:p>
      <text:p text:style-name="Standard"><text:s text:c="9"/>-1.7263e-01, -1.0882e-01, <text:s/>5.9724e-02, <text:s/>1.2741e-01, <text:s/>1.8517e-01,</text:p>
      <text:p text:style-name="Standard"><text:s text:c="9"/>-5.5226e-03, <text:s/>9.1715e-02, <text:s/>1.6473e-01, <text:s/>1.5661e-01, <text:s/>1.5289e-01,</text:p>
      <text:p text:style-name="Standard"><text:s text:c="9"/>-1.7755e-01, <text:s/>1.5557e-01, -1.7249e-01, <text:s/>2.4824e-02, -6.9162e-02,</text:p>
      <text:p text:style-name="Standard"><text:s text:c="10"/>7.8121e-02, <text:s/>1.8569e-01, -9.9894e-02, -1.1515e-01, -1.0868e-01,</text:p>
      <text:p text:style-name="Standard"><text:s text:c="9"/>-1.7177e-01, <text:s/>7.7244e-02, -1.0244e-01, -2.3505e-02],</text:p>
      <text:p text:style-name="Standard"><text:s text:c="8"/>[-1.0850e+00, -1.7040e+00, <text:s/>8.5026e-01, -5.0124e-01, -9.1111e-01,</text:p>
      <text:p text:style-name="Standard"><text:s text:c="10"/>1.4828e+00, <text:s/>2.8666e-01, -2.1302e-01, <text:s/>8.5671e-01, <text:s/>1.6936e+00,</text:p>
      <text:p text:style-name="Standard"><text:s text:c="10"/>1.5259e+00, -1.7363e+00, -1.0001e+00, -1.1124e+00, -4.7445e-02,</text:p>
      <text:p text:style-name="Standard"><text:s text:c="9"/>-1.7165e+00, <text:s/>1.5124e+00, -1.4713e+00, <text:s/>9.7976e-01, -1.4755e+00,</text:p>
      <text:p text:style-name="Standard"><text:s text:c="9"/>-1.7382e+00, <text:s/>1.5368e+00, -1.0459e+00, <text:s/>1.1406e+00, -3.2220e-01,</text:p>
      <text:p text:style-name="Standard"><text:s text:c="9"/>-1.9042e-01, <text:s/>4.6395e-01, -7.8592e-01, -1.2002e+00, -5.0446e-01,</text:p>
      <text:p text:style-name="Standard"><text:s text:c="9"/>-1.6282e+00, -1.6962e+00, <text:s/>1.6588e+00, <text:s/>1.7124e+00, <text:s/>1.3618e-02,</text:p>
      <text:p text:style-name="Standard"><text:s text:c="9"/>-1.4084e+00, <text:s/>8.8500e-01, <text:s/>1.6783e+00, <text:s/>1.7372e+00, -1.3466e+00,</text:p>
      <text:p text:style-name="Standard"><text:s text:c="10"/>1.7237e-01, <text:s/>1.7226e+00, <text:s/>1.2038e+00, -1.6757e+00, -6.9382e-01,</text:p>
      <text:p text:style-name="Standard"><text:s text:c="9"/>-1.5193e+00, -1.7398e+00, -1.4290e+00, -1.5098e+00, -1.5402e+00,</text:p>
      <text:p text:style-name="Standard"><text:s text:c="10"/>3.0870e-01, <text:s/>1.7253e-01, <text:s/>1.3231e+00, -1.6370e+00, <text:s/>1.7323e+00,</text:p>
      <text:p text:style-name="Standard"><text:s text:c="10"/>1.0631e+00, -7.1959e-01, -8.7010e-01, <text:s/>1.7104e+00, -7.8272e-01,</text:p>
      <text:p text:style-name="Standard"><text:s text:c="10"/>1.5140e-01, -1.7385e+00, -8.4541e-01, <text:s/>1.6331e+00],</text:p>
      <text:p text:style-name="Standard"><text:s text:c="8"/>[ 9.8529e-01, -6.8931e-01, <text:s/>1.5471e+00, -1.6041e+00, -1.5283e+00,</text:p>
      <text:p text:style-name="Standard"><text:s text:c="10"/>1.1390e+00, <text:s/>1.6023e+00, -1.5959e+00, <text:s/>1.5451e+00, <text:s/>7.2874e-01,</text:p>
      <text:p text:style-name="Standard"><text:s text:c="9"/>-4.1973e-01, -4.9015e-01, -1.4952e+00, <text:s/>9.5941e-01, -1.5711e+00,</text:p>
      <text:p text:style-name="Standard"><text:s text:c="9"/>-1.1219e-01, <text:s/>1.1015e+00, -1.1541e+00, <text:s/>1.5034e+00, -1.1488e+00,</text:p>
      <text:p text:style-name="Standard"><text:s text:c="9"/>-4.6302e-01, <text:s/>1.0671e+00, <text:s/>1.0211e+00, <text:s/>1.4273e+00, <text:s/>1.4645e+00,</text:p>
      <text:p text:style-name="Standard"><text:s text:c="9"/>-1.5934e+00, <text:s/>1.6057e+00, -1.5639e+00, <text:s/>8.7036e-01, <text:s/>1.3849e+00,</text:p>
      <text:p text:style-name="Standard"><text:s text:c="9"/>-9.0479e-01, -7.1969e-01, <text:s/>8.3380e-01, <text:s/>6.3934e-01, <text:s/>1.5643e+00,</text:p>
      <text:p text:style-name="Standard"><text:s text:c="9"/>-1.2236e+00, <text:s/>1.5368e+00, <text:s/>7.7850e-01, <text:s/>2.7717e-01, <text:s/>6.9678e-01,</text:p>
      <text:p text:style-name="Standard"><text:s text:c="9"/>-1.5163e+00, <text:s/>1.4881e-01, <text:s/>1.3894e+00, <text:s/>5.9284e-02, <text:s/>1.2781e+00,</text:p>
      <text:p text:style-name="Standard"><text:s text:c="9"/>-1.0922e+00, -3.2254e-01, <text:s/>5.8137e-01, <text:s/>4.4927e-01, <text:s/>3.9327e-01,</text:p>
      <text:p text:style-name="Standard"><text:s text:c="9"/>-1.4696e+00, <text:s/>1.5910e+00, -7.2739e-01, -8.8546e-01, <text:s/>5.3093e-01,</text:p>
      <text:p text:style-name="Standard"><text:s text:c="10"/>1.4673e+00, <text:s/>1.2655e+00, -1.5413e+00, <text:s/>8.0625e-02, -1.5646e+00,</text:p>
      <text:p text:style-name="Standard"><text:s text:c="9"/>-1.5226e+00, -4.5868e-01, -1.5485e+00, <text:s/>8.9532e-01],</text:p>
      <text:p text:style-name="Standard"><text:s text:c="8"/>[ 1.3937e+00, <text:s/>1.2394e+00, -1.0771e-01, -2.3027e-01, <text:s/>1.7040e-01,</text:p>
      <text:p text:style-name="Standard"><text:s text:c="9"/>-8.4967e-01, <text:s/>4.2244e-01, -4.8592e-01, -1.1435e-01, -1.2133e+00,</text:p>
      <text:p text:style-name="Standard"><text:s text:c="9"/>-1.5500e+00, <text:s/>1.3529e+00, <text:s/>2.6442e-01, <text:s/>1.4074e+00, -6.2426e-01,</text:p>
      <text:p text:style-name="Standard"><text:s text:c="10"/>1.4956e+00, -8.9215e-01, <text:s/>8.3289e-01, -2.4268e-01, <text:s/>8.3885e-01,</text:p>
      <text:p text:style-name="Standard"><text:s text:c="10"/>1.3662e+00, -9.2871e-01, <text:s/>1.3737e+00, -4.1963e-01, <text:s/>9.1131e-01,</text:p>
      <text:p text:style-name="Standard"><text:s text:c="9"/>-5.0518e-01, <text:s/>2.6446e-01, <text:s/>4.2725e-02, <text:s/>1.4485e+00, <text:s/>1.0414e+00,</text:p>
      <text:p text:style-name="Standard"><text:s text:c="10"/>1.0798e+00, <text:s/>1.2195e+00, -1.1374e+00, -1.2682e+00, <text:s/>6.5179e-01,</text:p>
      <text:p text:style-name="Standard"><text:s text:c="10"/>7.4680e-01, -1.4332e-01, -1.1784e+00, -1.4442e+00, <text:s/>1.5065e+00,</text:p>
      <text:p text:style-name="Standard"><text:s text:c="9"/>-7.9862e-01, -1.4855e+00, -4.9248e-01, <text:s/>1.5317e+00, <text:s/>1.1663e+00,</text:p>
      <text:p text:style-name="Standard"><text:s text:c="10"/>9.0230e-01, <text:s/>1.4272e+00, <text:s/>1.5316e+00, <text:s/>1.5481e+00, <text:s/>1.5516e+00,</text:p>
      <text:p text:style-name="Standard"><text:s text:c="9"/>-9.0137e-01, <text:s/>5.2022e-01, -1.4983e+00, <text:s/>1.0959e+00, -1.3320e+00,</text:p>
      <text:p text:style-name="Standard"><text:s text:c="9"/>-3.3297e-01, <text:s/>1.1841e+00, <text:s/>1.2801e-01, -1.5035e+00, <text:s/>3.9550e-02,</text:p>
      <text:p text:style-name="Standard"><text:s text:c="9"/>-7.8243e-01, <text:s/>1.3683e+00, <text:s/>1.0275e-01, -1.0882e+00],</text:p>
      <text:p text:style-name="Standard"><text:s text:c="8"/>[-1.3648e+00, <text:s/>6.5373e-02, -1.2208e+00, <text:s/>1.4031e+00, <text:s/>1.1802e+00,</text:p>
      <text:p text:style-name="Standard"><text:soft-page-break/><text:s text:c="9"/>-5.8930e-01, -1.4788e+00, <text:s/>1.4990e+00, -1.2165e+00, -1.0809e-01,</text:p>
      <text:p text:style-name="Standard"><text:s text:c="10"/>9.6549e-01, -1.4294e-01, <text:s/>1.1154e+00, -1.3491e+00, <text:s/>1.5344e+00,</text:p>
      <text:p text:style-name="Standard"><text:s text:c="9"/>-5.0903e-01, -5.4164e-01, <text:s/>6.0839e-01, -1.1309e+00, <text:s/>6.0169e-01,</text:p>
      <text:p text:style-name="Standard"><text:s text:c="9"/>-1.7043e-01, -4.9886e-01, -1.3860e+00, -9.9756e-01, -1.5625e+00,</text:p>
      <text:p text:style-name="Standard"><text:s text:c="10"/>1.5047e+00, -1.4181e+00, <text:s/>1.2606e+00, -1.2929e+00, -1.5497e+00,</text:p>
      <text:p text:style-name="Standard"><text:s text:c="10"/>3.0555e-01, <text:s/>9.8195e-02, -2.2438e-01, -1.3000e-02, -1.5399e+00,</text:p>
      <text:p text:style-name="Standard"><text:s text:c="10"/>6.9975e-01, -1.1980e+00, -1.6275e-01, <text:s/>3.5360e-01, -1.1743e+00,</text:p>
      <text:p text:style-name="Standard"><text:s text:c="10"/>1.5596e+00, <text:s/>4.7507e-01, -9.3734e-01, -6.6363e-01, -1.5127e+00,</text:p>
      <text:p text:style-name="Standard"><text:s text:c="10"/>5.2995e-01, -3.0972e-01, -1.0901e+00, -9.8884e-01, -9.4451e-01,</text:p>
      <text:p text:style-name="Standard"><text:s text:c="10"/>1.5627e+00, -1.5088e+00, <text:s/>1.1961e+00, <text:s/>2.8329e-01, <text:s/>1.0122e-01,</text:p>
      <text:p text:style-name="Standard"><text:s text:c="9"/>-1.0651e+00, -1.5095e+00, <text:s/>1.2078e+00, <text:s/>5.3801e-01, <text:s/>1.2624e+00,</text:p>
      <text:p text:style-name="Standard"><text:s text:c="10"/>1.5583e+00, -1.7483e-01, <text:s/>1.2239e+00, -2.9441e-01],</text:p>
      <text:p text:style-name="Standard"><text:s text:c="8"/>[-1.1174e-01, <text:s/>1.0382e+00, -1.1709e+00, <text:s/>1.0657e+00, <text:s/>1.1844e+00,</text:p>
      <text:p text:style-name="Standard"><text:s text:c="9"/>-1.1959e+00, -9.8115e-01, <text:s/>9.4896e-01, -1.1723e+00, -1.0555e+00,</text:p>
      <text:p text:style-name="Standard"><text:s text:c="9"/>-3.6698e-01, <text:s/>9.4268e-01, <text:s/>1.2011e+00, -8.7009e-02, <text:s/>8.7098e-01,</text:p>
      <text:p text:style-name="Standard"><text:s text:c="10"/>7.2986e-01, -1.1871e+00, <text:s/>1.1997e+00, -1.1976e+00, <text:s/>1.1984e+00,</text:p>
      <text:p text:style-name="Standard"><text:s text:c="10"/>9.2870e-01, -1.1780e+00, -1.4642e-01, -1.2190e+00, -6.6904e-01,</text:p>
      <text:p text:style-name="Standard"><text:s text:c="10"/>9.3880e-01, -1.0521e+00, <text:s/>1.1549e+00, -4.4941e-03, -5.5482e-01,</text:p>
      <text:p text:style-name="Standard"><text:s text:c="10"/>1.1255e+00, <text:s/>1.0516e+00, -1.0989e+00, -1.0143e+00, -8.5412e-01,</text:p>
      <text:p text:style-name="Standard"><text:s text:c="10"/>1.2128e+00, -1.1788e+00, -1.0765e+00, -8.2747e-01, <text:s/>1.4678e-01,</text:p>
      <text:p text:style-name="Standard"><text:s text:c="10"/>7.5558e-01, -7.5213e-01, -1.2230e+00, <text:s/>6.2093e-01, -4.2308e-01,</text:p>
      <text:p text:style-name="Standard"><text:s text:c="10"/>1.1848e+00, <text:s/>8.5308e-01, <text:s/>2.4152e-01, <text:s/>3.4466e-01, <text:s/>3.8689e-01,</text:p>
      <text:p text:style-name="Standard"><text:s text:c="10"/>6.7710e-01, -9.3050e-01, -1.2100e-01, <text:s/>1.1185e+00, -9.6324e-01,</text:p>
      <text:p text:style-name="Standard"><text:s text:c="9"/>-1.2105e+00, -4.0618e-01, <text:s/>1.1754e+00, -7.1038e-01, <text:s/>1.1540e+00,</text:p>
      <text:p text:style-name="Standard"><text:s text:c="10"/>7.6715e-01, <text:s/>9.2646e-01, <text:s/>1.1697e+00, -1.1223e+00]], device='cuda:0',</text:p>
      <text:p text:style-name="Standard"><text:s text:c="7"/>grad_fn=&lt;AddBackward0&gt;)</text:p>
      <text:p text:style-name="Standard">relued x</text:p>
      <text:p text:style-name="Standard">tensor([[1.8252e-01, 5.0392e-02, 1.0194e-01, 0.0000e+00, 0.0000e+00, 1.3099e-02,</text:p>
      <text:p text:style-name="Standard"><text:s text:c="9"/>1.4852e-01, 0.0000e+00, 1.0127e-01, 0.0000e+00, 0.0000e+00, 7.3759e-02,</text:p>
      <text:p text:style-name="Standard"><text:s text:c="9"/>0.0000e+00, 1.8177e-01, 0.0000e+00, 1.1225e-01, 7.0050e-03, 0.0000e+00,</text:p>
      <text:p text:style-name="Standard"><text:s text:c="9"/>8.7966e-02, 0.0000e+00, 7.6764e-02, 1.6068e-03, 1.8347e-01, 6.8291e-02,</text:p>
      <text:p text:style-name="Standard"><text:s text:c="9"/>1.7798e-01, 0.0000e+00, 1.3606e-01, 0.0000e+00, 1.7871e-01, 1.8275e-01,</text:p>
      <text:p text:style-name="Standard"><text:s text:c="9"/>2.2147e-02, 4.6617e-02, 0.0000e+00, 0.0000e+00, 1.6425e-01, 0.0000e+00,</text:p>
      <text:p text:style-name="Standard"><text:s text:c="9"/>9.8342e-02, 0.0000e+00, 0.0000e+00, 1.7096e-01, 0.0000e+00, 0.0000e+00,</text:p>
      <text:p text:style-name="Standard"><text:s text:c="9"/>5.9724e-02, 1.2741e-01, 1.8517e-01, 0.0000e+00, 9.1715e-02, 1.6473e-01,</text:p>
      <text:p text:style-name="Standard"><text:s text:c="9"/>1.5661e-01, 1.5289e-01, 0.0000e+00, 1.5557e-01, 0.0000e+00, 2.4824e-02,</text:p>
      <text:p text:style-name="Standard"><text:s text:c="9"/>0.0000e+00, 7.8121e-02, 1.8569e-01, 0.0000e+00, 0.0000e+00, 0.0000e+00,</text:p>
      <text:p text:style-name="Standard"><text:s text:c="9"/>0.0000e+00, 7.7244e-02, 0.0000e+00, 0.0000e+00],</text:p>
      <text:p text:style-name="Standard"><text:s text:c="8"/>[0.0000e+00, 0.0000e+00, 8.5026e-01, 0.0000e+00, 0.0000e+00, 1.4828e+00,</text:p>
      <text:p text:style-name="Standard"><text:s text:c="9"/>2.8666e-01, 0.0000e+00, 8.5671e-01, 1.6936e+00, 1.5259e+00, 0.0000e+00,</text:p>
      <text:p text:style-name="Standard"><text:s text:c="9"/>0.0000e+00, 0.0000e+00, 0.0000e+00, 0.0000e+00, 1.5124e+00, 0.0000e+00,</text:p>
      <text:p text:style-name="Standard"><text:s text:c="9"/>9.7976e-01, 0.0000e+00, 0.0000e+00, 1.5368e+00, 0.0000e+00, 1.1406e+00,</text:p>
      <text:p text:style-name="Standard"><text:s text:c="9"/>0.0000e+00, 0.0000e+00, 4.6395e-01, 0.0000e+00, 0.0000e+00, 0.0000e+00,</text:p>
      <text:p text:style-name="Standard"><text:s text:c="9"/>0.0000e+00, 0.0000e+00, 1.6588e+00, 1.7124e+00, 1.3618e-02, 0.0000e+00,</text:p>
      <text:p text:style-name="Standard"><text:s text:c="9"/>8.8500e-01, 1.6783e+00, 1.7372e+00, 0.0000e+00, 1.7237e-01, 1.7226e+00,</text:p>
      <text:p text:style-name="Standard"><text:s text:c="9"/>1.2038e+00, 0.0000e+00, 0.0000e+00, 0.0000e+00, 0.0000e+00, 0.0000e+00,</text:p>
      <text:p text:style-name="Standard"><text:s text:c="9"/>0.0000e+00, 0.0000e+00, 3.0870e-01, 1.7253e-01, 1.3231e+00, 0.0000e+00,</text:p>
      <text:p text:style-name="Standard"><text:s text:c="9"/>1.7323e+00, 1.0631e+00, 0.0000e+00, 0.0000e+00, 1.7104e+00, 0.0000e+00,</text:p>
      <text:p text:style-name="Standard"><text:soft-page-break/><text:s text:c="9"/>1.5140e-01, 0.0000e+00, 0.0000e+00, 1.6331e+00],</text:p>
      <text:p text:style-name="Standard"><text:s text:c="8"/>[9.8529e-01, 0.0000e+00, 1.5471e+00, 0.0000e+00, 0.0000e+00, 1.1390e+00,</text:p>
      <text:p text:style-name="Standard"><text:s text:c="9"/>1.6023e+00, 0.0000e+00, 1.5451e+00, 7.2874e-01, 0.0000e+00, 0.0000e+00,</text:p>
      <text:p text:style-name="Standard"><text:s text:c="9"/>0.0000e+00, 9.5941e-01, 0.0000e+00, 0.0000e+00, 1.1015e+00, 0.0000e+00,</text:p>
      <text:p text:style-name="Standard"><text:s text:c="9"/>1.5034e+00, 0.0000e+00, 0.0000e+00, 1.0671e+00, 1.0211e+00, 1.4273e+00,</text:p>
      <text:p text:style-name="Standard"><text:s text:c="9"/>1.4645e+00, 0.0000e+00, 1.6057e+00, 0.0000e+00, 8.7036e-01, 1.3849e+00,</text:p>
      <text:p text:style-name="Standard"><text:s text:c="9"/>0.0000e+00, 0.0000e+00, 8.3380e-01, 6.3934e-01, 1.5643e+00, 0.0000e+00,</text:p>
      <text:p text:style-name="Standard"><text:s text:c="9"/>1.5368e+00, 7.7850e-01, 2.7717e-01, 6.9678e-01, 0.0000e+00, 1.4881e-01,</text:p>
      <text:p text:style-name="Standard"><text:s text:c="9"/>1.3894e+00, 5.9284e-02, 1.2781e+00, 0.0000e+00, 0.0000e+00, 5.8137e-01,</text:p>
      <text:p text:style-name="Standard"><text:s text:c="9"/>4.4927e-01, 3.9327e-01, 0.0000e+00, 1.5910e+00, 0.0000e+00, 0.0000e+00,</text:p>
      <text:p text:style-name="Standard"><text:s text:c="9"/>5.3093e-01, 1.4673e+00, 1.2655e+00, 0.0000e+00, 8.0625e-02, 0.0000e+00,</text:p>
      <text:p text:style-name="Standard"><text:s text:c="9"/>0.0000e+00, 0.0000e+00, 0.0000e+00, 8.9532e-01],</text:p>
      <text:p text:style-name="Standard"><text:s text:c="8"/>[1.3937e+00, 1.2394e+00, 0.0000e+00, 0.0000e+00, 1.7040e-01, 0.0000e+00,</text:p>
      <text:p text:style-name="Standard"><text:s text:c="9"/>4.2244e-01, 0.0000e+00, 0.0000e+00, 0.0000e+00, 0.0000e+00, 1.3529e+00,</text:p>
      <text:p text:style-name="Standard"><text:s text:c="9"/>2.6442e-01, 1.4074e+00, 0.0000e+00, 1.4956e+00, 0.0000e+00, 8.3289e-01,</text:p>
      <text:p text:style-name="Standard"><text:s text:c="9"/>0.0000e+00, 8.3885e-01, 1.3662e+00, 0.0000e+00, 1.3737e+00, 0.0000e+00,</text:p>
      <text:p text:style-name="Standard"><text:s text:c="9"/>9.1131e-01, 0.0000e+00, 2.6446e-01, 4.2725e-02, 1.4485e+00, 1.0414e+00,</text:p>
      <text:p text:style-name="Standard"><text:s text:c="9"/>1.0798e+00, 1.2195e+00, 0.0000e+00, 0.0000e+00, 6.5179e-01, 7.4680e-01,</text:p>
      <text:p text:style-name="Standard"><text:s text:c="9"/>0.0000e+00, 0.0000e+00, 0.0000e+00, 1.5065e+00, 0.0000e+00, 0.0000e+00,</text:p>
      <text:p text:style-name="Standard"><text:s text:c="9"/>0.0000e+00, 1.5317e+00, 1.1663e+00, 9.0230e-01, 1.4272e+00, 1.5316e+00,</text:p>
      <text:p text:style-name="Standard"><text:s text:c="9"/>1.5481e+00, 1.5516e+00, 0.0000e+00, 5.2022e-01, 0.0000e+00, 1.0959e+00,</text:p>
      <text:p text:style-name="Standard"><text:s text:c="9"/>0.0000e+00, 0.0000e+00, 1.1841e+00, 1.2801e-01, 0.0000e+00, 3.9550e-02,</text:p>
      <text:p text:style-name="Standard"><text:s text:c="9"/>0.0000e+00, 1.3683e+00, 1.0275e-01, 0.0000e+00],</text:p>
      <text:p text:style-name="Standard"><text:s text:c="8"/>[0.0000e+00, 6.5373e-02, 0.0000e+00, 1.4031e+00, 1.1802e+00, 0.0000e+00,</text:p>
      <text:p text:style-name="Standard"><text:s text:c="9"/>0.0000e+00, 1.4990e+00, 0.0000e+00, 0.0000e+00, 9.6549e-01, 0.0000e+00,</text:p>
      <text:p text:style-name="Standard"><text:s text:c="9"/>1.1154e+00, 0.0000e+00, 1.5344e+00, 0.0000e+00, 0.0000e+00, 6.0839e-01,</text:p>
      <text:p text:style-name="Standard"><text:s text:c="9"/>0.0000e+00, 6.0169e-01, 0.0000e+00, 0.0000e+00, 0.0000e+00, 0.0000e+00,</text:p>
      <text:p text:style-name="Standard"><text:s text:c="9"/>0.0000e+00, 1.5047e+00, 0.0000e+00, 1.2606e+00, 0.0000e+00, 0.0000e+00,</text:p>
      <text:p text:style-name="Standard"><text:s text:c="9"/>3.0555e-01, 9.8195e-02, 0.0000e+00, 0.0000e+00, 0.0000e+00, 6.9975e-01,</text:p>
      <text:p text:style-name="Standard"><text:s text:c="9"/>0.0000e+00, 0.0000e+00, 3.5360e-01, 0.0000e+00, 1.5596e+00, 4.7507e-01,</text:p>
      <text:p text:style-name="Standard"><text:s text:c="9"/>0.0000e+00, 0.0000e+00, 0.0000e+00, 5.2995e-01, 0.0000e+00, 0.0000e+00,</text:p>
      <text:p text:style-name="Standard"><text:s text:c="9"/>0.0000e+00, 0.0000e+00, 1.5627e+00, 0.0000e+00, 1.1961e+00, 2.8329e-01,</text:p>
      <text:p text:style-name="Standard"><text:s text:c="9"/>1.0122e-01, 0.0000e+00, 0.0000e+00, 1.2078e+00, 5.3801e-01, 1.2624e+00,</text:p>
      <text:p text:style-name="Standard"><text:s text:c="9"/>1.5583e+00, 0.0000e+00, 1.2239e+00, 0.0000e+00],</text:p>
      <text:p text:style-name="Standard"><text:s text:c="8"/>[0.0000e+00, 1.0382e+00, 0.0000e+00, 1.0657e+00, 1.1844e+00, 0.0000e+00,</text:p>
      <text:p text:style-name="Standard"><text:s text:c="9"/>0.0000e+00, 9.4896e-01, 0.0000e+00, 0.0000e+00, 0.0000e+00, 9.4268e-01,</text:p>
      <text:p text:style-name="Standard"><text:s text:c="9"/>1.2011e+00, 0.0000e+00, 8.7098e-01, 7.2986e-01, 0.0000e+00, 1.1997e+00,</text:p>
      <text:p text:style-name="Standard"><text:s text:c="9"/>0.0000e+00, 1.1984e+00, 9.2870e-01, 0.0000e+00, 0.0000e+00, 0.0000e+00,</text:p>
      <text:p text:style-name="Standard"><text:s text:c="9"/>0.0000e+00, 9.3880e-01, 0.0000e+00, 1.1549e+00, 0.0000e+00, 0.0000e+00,</text:p>
      <text:p text:style-name="Standard"><text:s text:c="9"/>1.1255e+00, 1.0516e+00, 0.0000e+00, 0.0000e+00, 0.0000e+00, 1.2128e+00,</text:p>
      <text:p text:style-name="Standard"><text:s text:c="9"/>0.0000e+00, 0.0000e+00, 0.0000e+00, 1.4678e-01, 7.5558e-01, 0.0000e+00,</text:p>
      <text:p text:style-name="Standard"><text:s text:c="9"/>0.0000e+00, 6.2093e-01, 0.0000e+00, 1.1848e+00, 8.5308e-01, 2.4152e-01,</text:p>
      <text:p text:style-name="Standard"><text:s text:c="9"/>3.4466e-01, 3.8689e-01, 6.7710e-01, 0.0000e+00, 0.0000e+00, 1.1185e+00,</text:p>
      <text:p text:style-name="Standard"><text:s text:c="9"/>0.0000e+00, 0.0000e+00, 0.0000e+00, 1.1754e+00, 0.0000e+00, 1.1540e+00,</text:p>
      <text:p text:style-name="Standard"><text:s text:c="9"/>7.6715e-01, 9.2646e-01, 1.1697e+00, 0.0000e+00]], device='cuda:0',</text:p>
      <text:p text:style-name="Standard"><text:s text:c="7"/>grad_fn=&lt;ReluBackward0&gt;)</text:p>
      <text:p text:style-name="Standard">graph convolutioned x</text:p>
      <text:p text:style-name="Standard">tensor([[1.8252e-01, 5.0392e-02, 1.0194e-01, 0.0000e+00, 0.0000e+00, 1.3099e-02,</text:p>
      <text:p text:style-name="Standard"><text:soft-page-break/><text:s text:c="9"/>1.4852e-01, 0.0000e+00, 1.0127e-01, 0.0000e+00, 0.0000e+00, 7.3759e-02,</text:p>
      <text:p text:style-name="Standard"><text:s text:c="9"/>0.0000e+00, 1.8177e-01, 0.0000e+00, 1.1225e-01, 7.0050e-03, 0.0000e+00,</text:p>
      <text:p text:style-name="Standard"><text:s text:c="9"/>8.7966e-02, 0.0000e+00, 7.6764e-02, 1.6068e-03, 1.8347e-01, 6.8291e-02,</text:p>
      <text:p text:style-name="Standard"><text:s text:c="9"/>1.7798e-01, 0.0000e+00, 1.3606e-01, 0.0000e+00, 1.7871e-01, 1.8275e-01,</text:p>
      <text:p text:style-name="Standard"><text:s text:c="9"/>2.2147e-02, 4.6617e-02, 0.0000e+00, 0.0000e+00, 1.6425e-01, 0.0000e+00,</text:p>
      <text:p text:style-name="Standard"><text:s text:c="9"/>9.8342e-02, 0.0000e+00, 0.0000e+00, 1.7096e-01, 0.0000e+00, 0.0000e+00,</text:p>
      <text:p text:style-name="Standard"><text:s text:c="9"/>5.9724e-02, 1.2741e-01, 1.8517e-01, 0.0000e+00, 9.1715e-02, 1.6473e-01,</text:p>
      <text:p text:style-name="Standard"><text:s text:c="9"/>1.5661e-01, 1.5289e-01, 0.0000e+00, 1.5557e-01, 0.0000e+00, 2.4824e-02,</text:p>
      <text:p text:style-name="Standard"><text:s text:c="9"/>0.0000e+00, 7.8121e-02, 1.8569e-01, 0.0000e+00, 0.0000e+00, 0.0000e+00,</text:p>
      <text:p text:style-name="Standard"><text:s text:c="9"/>0.0000e+00, 7.7244e-02, 0.0000e+00, 0.0000e+00],</text:p>
      <text:p text:style-name="Standard"><text:s text:c="8"/>[0.0000e+00, 0.0000e+00, 8.5026e-01, 0.0000e+00, 0.0000e+00, 1.4828e+00,</text:p>
      <text:p text:style-name="Standard"><text:s text:c="9"/>2.8666e-01, 0.0000e+00, 8.5671e-01, 1.6936e+00, 1.5259e+00, 0.0000e+00,</text:p>
      <text:p text:style-name="Standard"><text:s text:c="9"/>0.0000e+00, 0.0000e+00, 0.0000e+00, 0.0000e+00, 1.5124e+00, 0.0000e+00,</text:p>
      <text:p text:style-name="Standard"><text:s text:c="9"/>9.7976e-01, 0.0000e+00, 0.0000e+00, 1.5368e+00, 0.0000e+00, 1.1406e+00,</text:p>
      <text:p text:style-name="Standard"><text:s text:c="9"/>0.0000e+00, 0.0000e+00, 4.6395e-01, 0.0000e+00, 0.0000e+00, 0.0000e+00,</text:p>
      <text:p text:style-name="Standard"><text:s text:c="9"/>0.0000e+00, 0.0000e+00, 1.6588e+00, 1.7124e+00, 1.3618e-02, 0.0000e+00,</text:p>
      <text:p text:style-name="Standard"><text:s text:c="9"/>8.8500e-01, 1.6783e+00, 1.7372e+00, 0.0000e+00, 1.7237e-01, 1.7226e+00,</text:p>
      <text:p text:style-name="Standard"><text:s text:c="9"/>1.2038e+00, 0.0000e+00, 0.0000e+00, 0.0000e+00, 0.0000e+00, 0.0000e+00,</text:p>
      <text:p text:style-name="Standard"><text:s text:c="9"/>0.0000e+00, 0.0000e+00, 3.0870e-01, 1.7253e-01, 1.3231e+00, 0.0000e+00,</text:p>
      <text:p text:style-name="Standard"><text:s text:c="9"/>1.7323e+00, 1.0631e+00, 0.0000e+00, 0.0000e+00, 1.7104e+00, 0.0000e+00,</text:p>
      <text:p text:style-name="Standard"><text:s text:c="9"/>1.5140e-01, 0.0000e+00, 0.0000e+00, 1.6331e+00],</text:p>
      <text:p text:style-name="Standard"><text:s text:c="8"/>[9.8529e-01, 0.0000e+00, 1.5471e+00, 0.0000e+00, 0.0000e+00, 1.1390e+00,</text:p>
      <text:p text:style-name="Standard"><text:s text:c="9"/>1.6023e+00, 0.0000e+00, 1.5451e+00, 7.2874e-01, 0.0000e+00, 0.0000e+00,</text:p>
      <text:p text:style-name="Standard"><text:s text:c="9"/>0.0000e+00, 9.5941e-01, 0.0000e+00, 0.0000e+00, 1.1015e+00, 0.0000e+00,</text:p>
      <text:p text:style-name="Standard"><text:s text:c="9"/>1.5034e+00, 0.0000e+00, 0.0000e+00, 1.0671e+00, 1.0211e+00, 1.4273e+00,</text:p>
      <text:p text:style-name="Standard"><text:s text:c="9"/>1.4645e+00, 0.0000e+00, 1.6057e+00, 0.0000e+00, 8.7036e-01, 1.3849e+00,</text:p>
      <text:p text:style-name="Standard"><text:s text:c="9"/>0.0000e+00, 0.0000e+00, 8.3380e-01, 6.3934e-01, 1.5643e+00, 0.0000e+00,</text:p>
      <text:p text:style-name="Standard"><text:s text:c="9"/>1.5368e+00, 7.7850e-01, 2.7717e-01, 6.9678e-01, 0.0000e+00, 1.4881e-01,</text:p>
      <text:p text:style-name="Standard"><text:s text:c="9"/>1.3894e+00, 5.9284e-02, 1.2781e+00, 0.0000e+00, 0.0000e+00, 5.8137e-01,</text:p>
      <text:p text:style-name="Standard"><text:s text:c="9"/>4.4927e-01, 3.9327e-01, 0.0000e+00, 1.5910e+00, 0.0000e+00, 0.0000e+00,</text:p>
      <text:p text:style-name="Standard"><text:s text:c="9"/>5.3093e-01, 1.4673e+00, 1.2655e+00, 0.0000e+00, 8.0625e-02, 0.0000e+00,</text:p>
      <text:p text:style-name="Standard"><text:s text:c="9"/>0.0000e+00, 0.0000e+00, 0.0000e+00, 8.9532e-01],</text:p>
      <text:p text:style-name="Standard"><text:s text:c="8"/>[1.3937e+00, 1.2394e+00, 0.0000e+00, 0.0000e+00, 1.7040e-01, 0.0000e+00,</text:p>
      <text:p text:style-name="Standard"><text:s text:c="9"/>4.2244e-01, 0.0000e+00, 0.0000e+00, 0.0000e+00, 0.0000e+00, 1.3529e+00,</text:p>
      <text:p text:style-name="Standard"><text:s text:c="9"/>2.6442e-01, 1.4074e+00, 0.0000e+00, 1.4956e+00, 0.0000e+00, 8.3289e-01,</text:p>
      <text:p text:style-name="Standard"><text:s text:c="9"/>0.0000e+00, 8.3885e-01, 1.3662e+00, 0.0000e+00, 1.3737e+00, 0.0000e+00,</text:p>
      <text:p text:style-name="Standard"><text:s text:c="9"/>9.1131e-01, 0.0000e+00, 2.6446e-01, 4.2725e-02, 1.4485e+00, 1.0414e+00,</text:p>
      <text:p text:style-name="Standard"><text:s text:c="9"/>1.0798e+00, 1.2195e+00, 0.0000e+00, 0.0000e+00, 6.5179e-01, 7.4680e-01,</text:p>
      <text:p text:style-name="Standard"><text:s text:c="9"/>0.0000e+00, 0.0000e+00, 0.0000e+00, 1.5065e+00, 0.0000e+00, 0.0000e+00,</text:p>
      <text:p text:style-name="Standard"><text:s text:c="9"/>0.0000e+00, 1.5317e+00, 1.1663e+00, 9.0230e-01, 1.4272e+00, 1.5316e+00,</text:p>
      <text:p text:style-name="Standard"><text:s text:c="9"/>1.5481e+00, 1.5516e+00, 0.0000e+00, 5.2022e-01, 0.0000e+00, 1.0959e+00,</text:p>
      <text:p text:style-name="Standard"><text:s text:c="9"/>0.0000e+00, 0.0000e+00, 1.1841e+00, 1.2801e-01, 0.0000e+00, 3.9550e-02,</text:p>
      <text:p text:style-name="Standard"><text:s text:c="9"/>0.0000e+00, 1.3683e+00, 1.0275e-01, 0.0000e+00],</text:p>
      <text:p text:style-name="Standard"><text:s text:c="8"/>[0.0000e+00, 6.5373e-02, 0.0000e+00, 1.4031e+00, 1.1802e+00, 0.0000e+00,</text:p>
      <text:p text:style-name="Standard"><text:s text:c="9"/>0.0000e+00, 1.4990e+00, 0.0000e+00, 0.0000e+00, 9.6549e-01, 0.0000e+00,</text:p>
      <text:p text:style-name="Standard"><text:s text:c="9"/>1.1154e+00, 0.0000e+00, 1.5344e+00, 0.0000e+00, 0.0000e+00, 6.0839e-01,</text:p>
      <text:p text:style-name="Standard"><text:s text:c="9"/>0.0000e+00, 6.0169e-01, 0.0000e+00, 0.0000e+00, 0.0000e+00, 0.0000e+00,</text:p>
      <text:p text:style-name="Standard"><text:s text:c="9"/>0.0000e+00, 1.5047e+00, 0.0000e+00, 1.2606e+00, 0.0000e+00, 0.0000e+00,</text:p>
      <text:p text:style-name="Standard"><text:soft-page-break/><text:s text:c="9"/>3.0555e-01, 9.8195e-02, 0.0000e+00, 0.0000e+00, 0.0000e+00, 6.9975e-01,</text:p>
      <text:p text:style-name="Standard"><text:s text:c="9"/>0.0000e+00, 0.0000e+00, 3.5360e-01, 0.0000e+00, 1.5596e+00, 4.7507e-01,</text:p>
      <text:p text:style-name="Standard"><text:s text:c="9"/>0.0000e+00, 0.0000e+00, 0.0000e+00, 5.2995e-01, 0.0000e+00, 0.0000e+00,</text:p>
      <text:p text:style-name="Standard"><text:s text:c="9"/>0.0000e+00, 0.0000e+00, 1.5627e+00, 0.0000e+00, 1.1961e+00, 2.8329e-01,</text:p>
      <text:p text:style-name="Standard"><text:s text:c="9"/>1.0122e-01, 0.0000e+00, 0.0000e+00, 1.2078e+00, 5.3801e-01, 1.2624e+00,</text:p>
      <text:p text:style-name="Standard"><text:s text:c="9"/>1.5583e+00, 0.0000e+00, 1.2239e+00, 0.0000e+00],</text:p>
      <text:p text:style-name="Standard"><text:s text:c="8"/>[0.0000e+00, 1.0382e+00, 0.0000e+00, 1.0657e+00, 1.1844e+00, 0.0000e+00,</text:p>
      <text:p text:style-name="Standard"><text:s text:c="9"/>0.0000e+00, 9.4896e-01, 0.0000e+00, 0.0000e+00, 0.0000e+00, 9.4268e-01,</text:p>
      <text:p text:style-name="Standard"><text:s text:c="9"/>1.2011e+00, 0.0000e+00, 8.7098e-01, 7.2986e-01, 0.0000e+00, 1.1997e+00,</text:p>
      <text:p text:style-name="Standard"><text:s text:c="9"/>0.0000e+00, 1.1984e+00, 9.2870e-01, 0.0000e+00, 0.0000e+00, 0.0000e+00,</text:p>
      <text:p text:style-name="Standard"><text:s text:c="9"/>0.0000e+00, 9.3880e-01, 0.0000e+00, 1.1549e+00, 0.0000e+00, 0.0000e+00,</text:p>
      <text:p text:style-name="Standard"><text:s text:c="9"/>1.1255e+00, 1.0516e+00, 0.0000e+00, 0.0000e+00, 0.0000e+00, 1.2128e+00,</text:p>
      <text:p text:style-name="Standard"><text:s text:c="9"/>0.0000e+00, 0.0000e+00, 0.0000e+00, 1.4678e-01, 7.5558e-01, 0.0000e+00,</text:p>
      <text:p text:style-name="Standard"><text:s text:c="9"/>0.0000e+00, 6.2093e-01, 0.0000e+00, 1.1848e+00, 8.5308e-01, 2.4152e-01,</text:p>
      <text:p text:style-name="Standard"><text:s text:c="9"/>3.4466e-01, 3.8689e-01, 6.7710e-01, 0.0000e+00, 0.0000e+00, 1.1185e+00,</text:p>
      <text:p text:style-name="Standard"><text:s text:c="9"/>0.0000e+00, 0.0000e+00, 0.0000e+00, 1.1754e+00, 0.0000e+00, 1.1540e+00,</text:p>
      <text:p text:style-name="Standard"><text:s text:c="9"/>7.6715e-01, 9.2646e-01, 1.1697e+00, 0.0000e+00]], device='cuda:0',</text:p>
      <text:p text:style-name="Standard"><text:s text:c="7"/>grad_fn=&lt;ReluBackward0&gt;)</text:p>
      <text:p text:style-name="Standard">relued sub x</text:p>
      <text:p text:style-name="Standard">tensor([[3.1575e-01, 5.0392e-02, 2.3119e-01, 0.0000e+00, 5.6492e-02, 1.3099e-02,</text:p>
      <text:p text:style-name="Standard"><text:s text:c="9"/>1.4852e-01, 0.0000e+00, 1.0127e-01, 9.7821e-02, 0.0000e+00, 7.3759e-02,</text:p>
      <text:p text:style-name="Standard"><text:s text:c="9"/>0.0000e+00, 2.1215e-01, 2.6228e-02, 1.1225e-01, 7.0050e-03, 1.9419e-01,</text:p>
      <text:p text:style-name="Standard"><text:s text:c="9"/>8.7966e-02, 1.4588e-01, 1.2534e-01, 1.6068e-03, 1.9776e-01, 2.1100e-01,</text:p>
      <text:p text:style-name="Standard"><text:s text:c="9"/>1.7798e-01, 0.0000e+00, 1.3606e-01, 0.0000e+00, 2.3576e-01, 2.5365e-01,</text:p>
      <text:p text:style-name="Standard"><text:s text:c="9"/>1.0711e-01, 8.9214e-02, 0.0000e+00, 6.0552e-02, 1.6425e-01, 1.0201e-01,</text:p>
      <text:p text:style-name="Standard"><text:s text:c="9"/>9.8342e-02, 0.0000e+00, 0.0000e+00, 1.7096e-01, 1.6790e-01, 1.4885e-01,</text:p>
      <text:p text:style-name="Standard"><text:s text:c="9"/>5.9724e-02, 1.2741e-01, 2.7585e-01, 9.5134e-02, 2.5396e-01, 1.7259e-01,</text:p>
      <text:p text:style-name="Standard"><text:s text:c="9"/>1.5661e-01, 1.9064e-01, 0.0000e+00, 1.9045e-01, 0.0000e+00, 2.4824e-02,</text:p>
      <text:p text:style-name="Standard"><text:s text:c="9"/>4.6551e-02, 2.2370e-01, 1.8569e-01, 0.0000e+00, 1.4138e-01, 0.0000e+00,</text:p>
      <text:p text:style-name="Standard"><text:s text:c="9"/>0.0000e+00, 1.9701e-01, 0.0000e+00, 5.9291e-02],</text:p>
      <text:p text:style-name="Standard"><text:s text:c="8"/>[1.9692e-01, 4.3546e-01, 1.1620e+00, 0.0000e+00, 3.8894e-02, 1.4828e+00,</text:p>
      <text:p text:style-name="Standard"><text:s text:c="9"/>2.8666e-01, 0.0000e+00, 8.5671e-01, 1.6936e+00, 1.5259e+00, 0.0000e+00,</text:p>
      <text:p text:style-name="Standard"><text:s text:c="9"/>0.0000e+00, 0.0000e+00, 0.0000e+00, 4.4711e-02, 1.5124e+00, 3.4908e-02,</text:p>
      <text:p text:style-name="Standard"><text:s text:c="9"/>1.0916e+00, 1.5342e-01, 0.0000e+00, 1.9512e+00, 4.6473e-01, 1.1406e+00,</text:p>
      <text:p text:style-name="Standard"><text:s text:c="9"/>0.0000e+00, 9.9433e-02, 4.6395e-01, 0.0000e+00, 5.1738e-02, 7.8121e-02,</text:p>
      <text:p text:style-name="Standard"><text:s text:c="9"/>0.0000e+00, 0.0000e+00, 1.6588e+00, 1.7124e+00, 6.3213e-01, 8.4738e-01,</text:p>
      <text:p text:style-name="Standard"><text:s text:c="9"/>8.8500e-01, 1.6783e+00, 1.7372e+00, 2.9008e-01, 4.9514e-01, 1.7705e+00,</text:p>
      <text:p text:style-name="Standard"><text:s text:c="9"/>1.2038e+00, 5.0489e-01, 2.0801e-01, 0.0000e+00, 7.7762e-01, 1.3096e-01,</text:p>
      <text:p text:style-name="Standard"><text:s text:c="9"/>0.0000e+00, 0.0000e+00, 3.0870e-01, 1.7253e-01, 1.3231e+00, 8.8498e-03,</text:p>
      <text:p text:style-name="Standard"><text:s text:c="9"/>2.1751e+00, 1.5468e+00, 1.1993e-01, 4.4153e-02, 1.7104e+00, 0.0000e+00,</text:p>
      <text:p text:style-name="Standard"><text:s text:c="9"/>1.5140e-01, 9.8558e-01, 0.0000e+00, 1.6331e+00],</text:p>
      <text:p text:style-name="Standard"><text:s text:c="8"/>[1.6157e+00, 1.3892e-01, 2.1303e+00, 0.0000e+00, 7.5399e-02, 1.1390e+00,</text:p>
      <text:p text:style-name="Standard"><text:s text:c="9"/>1.6023e+00, 0.0000e+00, 1.5451e+00, 8.4908e-01, 0.0000e+00, 0.0000e+00,</text:p>
      <text:p text:style-name="Standard"><text:s text:c="9"/>0.0000e+00, 9.5941e-01, 0.0000e+00, 0.0000e+00, 1.1015e+00, 2.4930e-01,</text:p>
      <text:p text:style-name="Standard"><text:s text:c="9"/>1.8921e+00, 3.2481e-01, 0.0000e+00, 1.0671e+00, 1.7118e+00, 1.4273e+00,</text:p>
      <text:p text:style-name="Standard"><text:s text:c="9"/>1.4645e+00, 0.0000e+00, 1.6057e+00, 0.0000e+00, 1.0938e+00, 1.5407e+00,</text:p>
      <text:p text:style-name="Standard"><text:s text:c="9"/>9.4652e-02, 0.0000e+00, 8.3380e-01, 6.3934e-01, 2.2562e+00, 1.3072e+00,</text:p>
      <text:p text:style-name="Standard"><text:s text:c="9"/>1.5368e+00, 7.7850e-01, 2.7717e-01, 1.0502e+00, 8.3249e-01, 5.8779e-01,</text:p>
      <text:p text:style-name="Standard"><text:soft-page-break/><text:s text:c="9"/>1.3894e+00, 6.4459e-01, 1.7890e+00, 0.0000e+00, 1.1226e+00, 1.0204e+00,</text:p>
      <text:p text:style-name="Standard"><text:s text:c="9"/>4.4927e-01, 3.9327e-01, 0.0000e+00, 1.5910e+00, 0.0000e+00, 0.0000e+00,</text:p>
      <text:p text:style-name="Standard"><text:s text:c="9"/>1.0238e+00, 2.5346e+00, 1.2901e+00, 0.0000e+00, 8.0625e-02, 0.0000e+00,</text:p>
      <text:p text:style-name="Standard"><text:s text:c="9"/>3.5456e-03, 1.4874e+00, 0.0000e+00, 8.9532e-01],</text:p>
      <text:p text:style-name="Standard"><text:s text:c="8"/>[2.1800e+00, 1.2394e+00, 8.2966e-01, 0.0000e+00, 4.2860e-01, 0.0000e+00,</text:p>
      <text:p text:style-name="Standard"><text:s text:c="9"/>4.2244e-01, 0.0000e+00, 0.0000e+00, 4.0550e-01, 0.0000e+00, 1.3529e+00,</text:p>
      <text:p text:style-name="Standard"><text:s text:c="9"/>2.6442e-01, 1.4902e+00, 8.4214e-02, 1.4956e+00, 0.0000e+00, 1.6525e+00,</text:p>
      <text:p text:style-name="Standard"><text:s text:c="9"/>8.6873e-02, 1.5040e+00, 1.5304e+00, 0.0000e+00, 1.4401e+00, 4.3872e-01,</text:p>
      <text:p text:style-name="Standard"><text:s text:c="9"/>9.1131e-01, 0.0000e+00, 2.6446e-01, 4.2725e-02, 1.7122e+00, 1.5214e+00,</text:p>
      <text:p text:style-name="Standard"><text:s text:c="9"/>1.5680e+00, 1.5775e+00, 0.0000e+00, 1.9935e-01, 6.5179e-01, 1.5577e+00,</text:p>
      <text:p text:style-name="Standard"><text:s text:c="9"/>0.0000e+00, 0.0000e+00, 0.0000e+00, 1.5065e+00, 1.1109e+00, 6.9605e-01,</text:p>
      <text:p text:style-name="Standard"><text:s text:c="9"/>0.0000e+00, 1.5317e+00, 1.5561e+00, 1.3434e+00, 2.3825e+00, 1.6208e+00,</text:p>
      <text:p text:style-name="Standard"><text:s text:c="9"/>1.5481e+00, 1.5682e+00, 0.0000e+00, 6.5058e-01, 0.0000e+00, 1.0959e+00,</text:p>
      <text:p text:style-name="Standard"><text:s text:c="9"/>2.1070e-01, 9.1528e-01, 1.1841e+00, 1.2801e-01, 4.7369e-01, 3.9550e-02,</text:p>
      <text:p text:style-name="Standard"><text:s text:c="9"/>3.8392e-02, 2.1507e+00, 1.0275e-01, 4.1096e-01],</text:p>
      <text:p text:style-name="Standard"><text:s text:c="8"/>[2.9226e-01, 6.9527e-01, 2.6329e-01, 1.4031e+00, 1.3172e+00, 0.0000e+00,</text:p>
      <text:p text:style-name="Standard"><text:s text:c="9"/>0.0000e+00, 1.4990e+00, 0.0000e+00, 1.7301e-01, 9.6549e-01, 0.0000e+00,</text:p>
      <text:p text:style-name="Standard"><text:s text:c="9"/>1.1154e+00, 0.0000e+00, 1.5344e+00, 1.5070e-01, 0.0000e+00, 8.3327e-01,</text:p>
      <text:p text:style-name="Standard"><text:s text:c="9"/>5.3895e-02, 6.1484e-01, 0.0000e+00, 1.0831e-01, 0.0000e+00, 0.0000e+00,</text:p>
      <text:p text:style-name="Standard"><text:s text:c="9"/>0.0000e+00, 1.5427e+00, 0.0000e+00, 1.2606e+00, 9.5494e-02, 0.0000e+00,</text:p>
      <text:p text:style-name="Standard"><text:s text:c="9"/>3.0555e-01, 4.2118e-01, 0.0000e+00, 2.9267e-02, 6.5814e-01, 1.8253e+00,</text:p>
      <text:p text:style-name="Standard"><text:s text:c="9"/>0.0000e+00, 1.5783e-04, 3.5360e-01, 0.0000e+00, 1.8517e+00, 4.7507e-01,</text:p>
      <text:p text:style-name="Standard"><text:s text:c="9"/>0.0000e+00, 4.2565e-01, 1.0389e-01, 5.2995e-01, 7.1582e-01, 2.3632e-01,</text:p>
      <text:p text:style-name="Standard"><text:s text:c="9"/>0.0000e+00, 0.0000e+00, 1.5627e+00, 1.1112e-01, 1.1961e+00, 5.3229e-01,</text:p>
      <text:p text:style-name="Standard"><text:s text:c="9"/>4.7627e-01, 3.9995e-01, 0.0000e+00, 1.2078e+00, 5.3801e-01, 1.2624e+00,</text:p>
      <text:p text:style-name="Standard"><text:s text:c="9"/>1.5583e+00, 3.5858e-01, 1.2367e+00, 1.8330e-01],</text:p>
      <text:p text:style-name="Standard"><text:s text:c="8"/>[5.0730e-01, 1.0382e+00, 6.6561e-01, 1.0657e+00, 1.5446e+00, 0.0000e+00,</text:p>
      <text:p text:style-name="Standard"><text:s text:c="9"/>0.0000e+00, 9.4896e-01, 0.0000e+00, 4.9645e-01, 0.0000e+00, 9.4268e-01,</text:p>
      <text:p text:style-name="Standard"><text:s text:c="9"/>1.2011e+00, 3.0242e-02, 1.6673e+00, 7.2986e-01, 0.0000e+00, 2.0270e+00,</text:p>
      <text:p text:style-name="Standard"><text:s text:c="9"/>0.0000e+00, 1.5001e+00, 9.2870e-01, 0.0000e+00, 0.0000e+00, 0.0000e+00,</text:p>
      <text:p text:style-name="Standard"><text:s text:c="9"/>0.0000e+00, 9.3880e-01, 2.5094e-01, 1.1549e+00, 1.7786e-01, 3.8249e-02,</text:p>
      <text:p text:style-name="Standard"><text:s text:c="9"/>1.5477e+00, 2.1415e+00, 0.0000e+00, 4.9860e-01, 0.0000e+00, 1.9973e+00,</text:p>
      <text:p text:style-name="Standard"><text:s text:c="9"/>0.0000e+00, 0.0000e+00, 0.0000e+00, 1.4678e-01, 1.4098e+00, 2.0148e-01,</text:p>
      <text:p text:style-name="Standard"><text:s text:c="9"/>0.0000e+00, 6.2093e-01, 0.0000e+00, 1.5937e+00, 1.3571e+00, 2.4152e-01,</text:p>
      <text:p text:style-name="Standard"><text:s text:c="9"/>3.4466e-01, 3.8689e-01, 9.8380e-01, 6.5152e-01, 3.5825e-01, 1.4849e+00,</text:p>
      <text:p text:style-name="Standard"><text:s text:c="9"/>5.9324e-02, 1.8480e-01, 0.0000e+00, 1.1754e+00, 5.1222e-01, 1.6539e+00,</text:p>
      <text:p text:style-name="Standard"><text:s text:c="9"/>7.6715e-01, 9.2646e-01, 1.1697e+00, 7.9643e-01]], device='cuda:0',</text:p>
      <text:p text:style-name="Standard"><text:s text:c="7"/>grad_fn=&lt;AddBackward0&gt;)</text:p>
      <text:p text:style-name="Standard">instance normalized x</text:p>
      <text:p text:style-name="Standard">tensor([[ 2.4056, -0.6240, <text:s/>1.4401, -1.1993, -0.5544, -1.0498, <text:s/>0.4963, -1.1993,</text:p>
      <text:p text:style-name="Standard"><text:s text:c="9"/>-0.0432, -0.0825, -1.1993, -0.3572, -1.1993, <text:s/>1.2228, -0.8999, <text:s/>0.0822,</text:p>
      <text:p text:style-name="Standard"><text:s text:c="9"/>-1.1194, <text:s/>1.0177, -0.1950, <text:s/>0.4661, <text:s/>0.2316, -1.1810, <text:s/>1.0585, <text:s/>1.2096,</text:p>
      <text:p text:style-name="Standard"><text:s text:c="10"/>0.8327, -1.1993, <text:s/>0.3540, -1.1993, <text:s/>1.4923, <text:s/>1.6966, <text:s/>0.0236, -0.1808,</text:p>
      <text:p text:style-name="Standard"><text:s text:c="9"/>-1.1993, -0.5080, <text:s/>0.6759, -0.0347, -0.0766, -1.1993, -1.1993, <text:s/>0.7525,</text:p>
      <text:p text:style-name="Standard"><text:s text:c="10"/>0.7176, <text:s/>0.5001, -0.5175, <text:s/>0.2553, <text:s/>1.9500, -0.1132, <text:s/>1.7001, <text:s/>0.7711,</text:p>
      <text:p text:style-name="Standard"><text:s text:c="10"/>0.5887, <text:s/>0.9772, -1.1993, <text:s/>0.9751, -1.1993, -0.9159, -0.6679, <text:s/>1.3546,</text:p>
      <text:p text:style-name="Standard"><text:s text:c="10"/>0.9207, -1.1993, <text:s/>0.4148, -1.1993, -1.1993, <text:s/>1.0499, -1.1993, -0.5224],</text:p>
      <text:p text:style-name="Standard"><text:s text:c="8"/>[-0.6200, -0.2678, <text:s/>0.8049, -0.9107, -0.8533, <text:s/>1.2786, -0.4875, -0.9107,</text:p>
      <text:p text:style-name="Standard"><text:soft-page-break/><text:s text:c="10"/>0.3542, <text:s/>1.5897, <text:s/>1.3422, -0.9107, -0.9107, -0.9107, -0.9107, -0.8447,</text:p>
      <text:p text:style-name="Standard"><text:s text:c="10"/>1.3222, -0.8592, <text:s/>0.7010, -0.6842, -0.9107, <text:s/>1.9701, -0.2246, <text:s/>0.7733,</text:p>
      <text:p text:style-name="Standard"><text:s text:c="9"/>-0.9107, -0.7639, -0.2257, -0.9107, -0.8343, -0.7954, -0.9107, -0.9107,</text:p>
      <text:p text:style-name="Standard"><text:s text:c="10"/>1.5384, <text:s/>1.6175, <text:s/>0.0226, <text:s/>0.3404, <text:s/>0.3959, <text:s/>1.5672, <text:s/>1.6541, -0.4824,</text:p>
      <text:p text:style-name="Standard"><text:s text:c="9"/>-0.1797, <text:s/>1.7033, <text:s/>0.8666, -0.1653, -0.6036, -0.9107, <text:s/>0.2374, -0.7174,</text:p>
      <text:p text:style-name="Standard"><text:s text:c="9"/>-0.9107, -0.9107, -0.4549, -0.6560, <text:s/>1.0428, -0.8977, <text:s/>2.3007, <text:s/>1.3730,</text:p>
      <text:p text:style-name="Standard"><text:s text:c="9"/>-0.7337, -0.8455, <text:s/>1.6146, -0.9107, -0.6872, <text:s/>0.5444, -0.9107, <text:s/>1.5005],</text:p>
      <text:p text:style-name="Standard"><text:s text:c="8"/>[ 1.1883, -0.8930, <text:s/>1.9136, -1.0888, -0.9825, <text:s/>0.5164, <text:s/>1.1694, -1.0888,</text:p>
      <text:p text:style-name="Standard"><text:s text:c="10"/>1.0888, <text:s/>0.1079, -1.0888, -1.0888, -1.0888, <text:s/>0.2634, -1.0888, -1.0888,</text:p>
      <text:p text:style-name="Standard"><text:s text:c="10"/>0.4636, -0.7374, <text:s/>1.5778, -0.6310, -1.0888, <text:s/>0.4152, <text:s/>1.3237, <text:s/>0.9227,</text:p>
      <text:p text:style-name="Standard"><text:s text:c="10"/>0.9751, -1.0888, <text:s/>1.1741, -1.0888, <text:s/>0.4528, <text:s/>1.0826, -0.9554, -1.0888,</text:p>
      <text:p text:style-name="Standard"><text:s text:c="10"/>0.0863, -0.1877, <text:s/>2.0910, <text:s/>0.7535, <text:s/>1.0771, <text:s/>0.0084, -0.6981, <text:s/>0.3913,</text:p>
      <text:p text:style-name="Standard"><text:s text:c="10"/>0.0845, -0.2604, <text:s/>0.8693, -0.1803, <text:s/>1.4325, -1.0888, <text:s/>0.4934, <text:s/>0.3493,</text:p>
      <text:p text:style-name="Standard"><text:s text:c="9"/>-0.4556, -0.5345, -1.0888, <text:s/>1.1534, -1.0888, -1.0888, <text:s/>0.3541, <text:s/>2.4833,</text:p>
      <text:p text:style-name="Standard"><text:s text:c="10"/>0.7293, -1.0888, -0.9751, -1.0888, -1.0838, <text:s/>1.0074, -1.0888, <text:s/>0.1730],</text:p>
      <text:p text:style-name="Standard"><text:s text:c="8"/>[ 1.9839, <text:s/>0.6629, <text:s/>0.0874, -1.0778, -0.4759, -1.0778, -0.4846, -1.0778,</text:p>
      <text:p text:style-name="Standard"><text:s text:c="9"/>-1.0778, -0.5083, -1.0778, <text:s/>0.8223, -0.7065, <text:s/>1.0151, -0.9596, <text:s/>1.0226,</text:p>
      <text:p text:style-name="Standard"><text:s text:c="9"/>-1.0778, <text:s/>1.2431, -0.9558, <text:s/>1.0344, <text:s/>1.0716, -1.0778, <text:s/>0.9447, -0.4617,</text:p>
      <text:p text:style-name="Standard"><text:s text:c="10"/>0.2020, -1.0778, -0.7064, -1.0178, <text:s/>1.3269, <text:s/>1.0588, <text:s/>1.1244, <text:s/>1.1377,</text:p>
      <text:p text:style-name="Standard"><text:s text:c="9"/>-1.0778, -0.7979, -0.1624, <text:s/>1.1099, -1.0778, -1.0778, -1.0778, <text:s/>1.0379,</text:p>
      <text:p text:style-name="Standard"><text:s text:c="10"/>0.4824, -0.1003, -1.0778, <text:s/>1.0733, <text:s/>1.1076, <text:s/>0.8089, <text:s/>2.2683, <text:s/>1.1984,</text:p>
      <text:p text:style-name="Standard"><text:s text:c="10"/>1.0963, <text:s/>1.1247, -1.0778, -0.1641, -1.0778, <text:s/>0.4612, -0.7819, <text:s/>0.2076,</text:p>
      <text:p text:style-name="Standard"><text:s text:c="10"/>0.5852, -0.8981, -0.4126, -1.0223, -1.0239, <text:s/>1.9427, -0.9335, -0.5007],</text:p>
      <text:p text:style-name="Standard"><text:s text:c="8"/>[-0.3789, <text:s/>0.3309, -0.4299, <text:s/>1.5774, <text:s/>1.4262, -0.8936, -0.8936, <text:s/>1.7464,</text:p>
      <text:p text:style-name="Standard"><text:s text:c="9"/>-0.8936, -0.5889, <text:s/>0.8068, -0.8936, <text:s/>1.0708, -0.8936, <text:s/>1.8086, -0.6282,</text:p>
      <text:p text:style-name="Standard"><text:s text:c="9"/>-0.8936, <text:s/>0.5739, -0.7987, <text:s/>0.1892, -0.8936, -0.7028, -0.8936, -0.8936,</text:p>
      <text:p text:style-name="Standard"><text:s text:c="9"/>-0.8936, <text:s/>1.8232, -0.8936, <text:s/>1.3265, -0.7254, -0.8936, -0.3555, -0.1518,</text:p>
      <text:p text:style-name="Standard"><text:s text:c="9"/>-0.8936, -0.8420, <text:s/>0.2655, <text:s/>2.3209, -0.8936, -0.8933, -0.2709, -0.8936,</text:p>
      <text:p text:style-name="Standard"><text:s text:c="10"/>2.3674, -0.0569, -0.8936, -0.1440, -0.7106, <text:s/>0.0397, <text:s/>0.3671, -0.4774,</text:p>
      <text:p text:style-name="Standard"><text:s text:c="9"/>-0.8936, -0.8936, <text:s/>1.8586, -0.6979, <text:s/>1.2128, <text:s/>0.0438, -0.0548, -0.1892,</text:p>
      <text:p text:style-name="Standard"><text:s text:c="9"/>-0.8936, <text:s/>1.2336, <text:s/>0.0539, <text:s/>1.3297, <text:s/>1.8507, -0.2621, <text:s/>1.2844, -0.5708],</text:p>
      <text:p text:style-name="Standard"><text:s text:c="8"/>[-0.2140, <text:s/>0.6315, <text:s/>0.0381, <text:s/>0.6754, <text:s/>1.4381, -1.0220, -1.0220, <text:s/>0.4894,</text:p>
      <text:p text:style-name="Standard"><text:s text:c="9"/>-1.0220, -0.2313, -1.0220, <text:s/>0.4794, <text:s/>0.8910, -0.9738, <text:s/>1.6335, <text:s/>0.1405,</text:p>
      <text:p text:style-name="Standard"><text:s text:c="9"/>-1.0220, <text:s/>2.2064, -1.0220, <text:s/>1.3673, <text:s/>0.4572, -1.0220, -1.0220, -1.0220,</text:p>
      <text:p text:style-name="Standard"><text:s text:c="9"/>-1.0220, <text:s/>0.4733, -0.6223, <text:s/>0.8174, -0.7387, -0.9611, <text:s/>1.4431, <text:s/>2.3888,</text:p>
      <text:p text:style-name="Standard"><text:s text:c="9"/>-1.0220, -0.2279, -1.0220, <text:s/>2.1592, -1.0220, -1.0220, -1.0220, -0.7882,</text:p>
      <text:p text:style-name="Standard"><text:s text:c="10"/>1.2234, -0.7011, -1.0220, -0.0330, -1.0220, <text:s/>1.5163, <text:s/>1.1396, -0.6373,</text:p>
      <text:p text:style-name="Standard"><text:s text:c="9"/>-0.4730, -0.4058, <text:s/>0.5449, <text:s/>0.0157, -0.4514, <text:s/>1.3431, -0.9275, -0.7277,</text:p>
      <text:p text:style-name="Standard"><text:s text:c="9"/>-1.0220, <text:s/>0.8501, -0.2062, <text:s/>1.6122, <text:s/>0.1999, <text:s/>0.4536, <text:s/>0.8411, <text:s/>0.2465]],</text:p>
      <text:p text:style-name="Standard"><text:s text:c="7"/>device='cuda:0', grad_fn=&lt;SqueezeBackward1&gt;)</text:p>
      <text:p text:style-name="Standard">linear changed sub 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6T01:46:22.274223216</meta:creation-date>
    <dc:date>2024-10-16T01:48:17.244672298</dc:date>
    <meta:editing-duration>PT1M55S</meta:editing-duration>
    <meta:editing-cycles>1</meta:editing-cycles>
    <meta:document-statistic meta:table-count="0" meta:image-count="0" meta:object-count="0" meta:page-count="9" meta:paragraph-count="423" meta:word-count="2373" meta:character-count="31144" meta:non-whitespace-character-count="25003"/>
    <meta:generator>LibreOffice/6.4.7.2$Linux_X86_64 LibreOffice_project/40$Build-2</meta:generator>
  </office:meta>
</office:document-meta>
</file>